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DejaVu Sans Mono" fo:font-size="10pt" fo:language="en" fo:country="U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language="en" fo:country="US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language="en" fo:country="US" fo:font-weight="bold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2">
      <style:paragraph-properties fo:text-align="justify" style:justify-single-word="false"/>
      <style:text-properties fo:language="en" fo:country="US"/>
    </style:style>
    <style:style style:name="P9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  <style:text-properties style:font-name="Courier1" fo:font-size="12pt" fo:language="en" fo:country="US" style:font-size-asian="10.5pt" style:font-size-complex="12pt"/>
    </style:style>
    <style:style style:name="P11" style:family="paragraph" style:parent-style-name="Text_20_body">
      <style:paragraph-properties fo:margin-top="0cm" fo:margin-bottom="0.011cm" fo:text-align="justify" style:justify-single-word="false"/>
      <style:text-properties fo:language="en" fo:country="US"/>
    </style:style>
    <style:style style:name="P12" style:family="paragraph" style:parent-style-name="Heading_20_1">
      <style:paragraph-properties fo:text-align="justify" style:justify-single-word="false"/>
      <style:text-properties fo:language="en" fo:country="US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5" style:family="paragraph" style:parent-style-name="Heading_20_3">
      <style:paragraph-properties fo:text-align="justify" style:justify-single-word="false"/>
      <style:text-properties fo:language="en" fo:country="US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Nimbus Sans L" fo:letter-spacing="normal" fo:language="en" fo:country="US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Nimbus Sans L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style:font-name="Courier1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80 : Introduction of xcorr and xcov functions</text:h>
      <text:p text:style-name="P1"/>
      <text:p text:style-name="P2"/>
      <text:p text:style-name="P2">Version: 1.0</text:p>
      <text:p text:style-name="P2">Author: Serge Steer</text:p>
      <text:p text:style-name="P2">Review: </text:p>
      <text:p text:style-name="P2">Commented: </text:p>
      <text:p text:style-name="P2">State: </text:p>
      <text:p text:style-name="P2">Scilab-Version: 5.4.0</text:p>
      <text:p text:style-name="P2">Created: 25/04/2012</text:p>
      <text:p text:style-name="P1"/>
      <text:p text:style-name="P2"/>
      <text:h text:style-name="P15" text:outline-level="3">Abstract</text:h>
      <text:p text:style-name="P7"><text:span text:style-name="T8">This SEP motivates the introduction of the </text:span><text:span text:style-name="T10">xcorr</text:span><text:span text:style-name="T8"> and </text:span><text:span text:style-name="T10">xcov</text:span><text:span text:style-name="T8"> functions in Scilab </text:span></text:p>
      <text:p text:style-name="P7"><text:span text:style-name="T8"/></text:p>
      <text:h text:style-name="P15" text:outline-level="3">Rationale</text:h>
      <text:p text:style-name="P7"><text:span text:style-name="T8">The discrete auto and cross correlation can be computed into Scilab with the </text:span><text:span text:style-name="T10">corr</text:span><text:span text:style-name="T8"> function.</text:span></text:p>
      <text:p text:style-name="P7"><text:span text:style-name="T8">This function has some limitations:</text:span></text:p>
      <text:list xml:id="list917066221" text:style-name="L2">
        <text:list-item>
          <text:p text:style-name="P8"><text:span text:style-name="T8">It really computes the covariance (The cross-covariance is the cross-correlation of mean-removed sequences)</text:span></text:p>
        </text:list-item>
        <text:list-item>
          <text:p text:style-name="P8"><text:span text:style-name="T8">It only deals with real sequences</text:span></text:p>
        </text:list-item>
        <text:list-item>
          <text:p text:style-name="P8"><text:span text:style-name="T8">It only supports the “biased” normalization.</text:span></text:p>
        </text:list-item>
      </text:list>
      <text:p text:style-name="P7"><text:span text:style-name="T8">The proposed </text:span><text:span text:style-name="T10">xcorr </text:span><text:span text:style-name="T9">function extends <text:s/>the </text:span><text:span text:style-name="T10">corr</text:span><text:span text:style-name="T9"> function </text:span></text:p>
      <text:list xml:id="list1052010374" text:style-name="L3">
        <text:list-item>
          <text:p text:style-name="P9"><text:span text:style-name="T9">compute <text:s/>auto and cross-correlation instead of auto and cross-covariance</text:span></text:p>
        </text:list-item>
        <text:list-item>
          <text:p text:style-name="P9"><text:span text:style-name="T9">handle real and complex sequences</text:span></text:p>
        </text:list-item>
        <text:list-item>
          <text:p text:style-name="P9"><text:span text:style-name="T9">supports “none”, “biased”, “unbiased”, “coeff” normalization</text:span></text:p>
        </text:list-item>
        <text:list-item>
          <text:p text:style-name="P9"><text:span text:style-name="T9">returns positive and negative lags coefficients.</text:span></text:p>
        </text:list-item>
        <text:list-item>
          <text:p text:style-name="P9"><text:span text:style-name="T9">has a syntax similar to the Matlab <text:s/></text:span><text:span text:style-name="T10">xcorr </text:span><text:span text:style-name="T9">function.</text:span></text:p>
        </text:list-item>
      </text:list>
      <text:p text:style-name="P7"><text:span text:style-name="T9">The proposed </text:span><text:span text:style-name="T10">xcov</text:span><text:span text:style-name="T9"> function <text:s/>computes the auto and cross-covariance using </text:span><text:span text:style-name="T10">xcorr</text:span></text:p>
      <text:h text:style-name="P14" text:outline-level="3">Syntax</text:h>
      <text:p text:style-name="P4"><text:span text:style-name="T6">Auto correlation</text:span></text:p>
      <text:p text:style-name="P10"><text:span text:style-name="T4">[c [,lagindex]] = xcorr(x [,maxlags [,scaling]])</text:span></text:p>
      <text:p text:style-name="P6"><text:span text:style-name="T3">Cross-correlation</text:span></text:p>
      <text:p text:style-name="P10"><text:span text:style-name="T4">[c [,lagindex]] = xcorr(x,y [,maxlags [,scaling]])</text:span></text:p>
      <text:p text:style-name="P5"><text:span text:style-name="T4"/></text:p>
      <text:p text:style-name="P5"><text:span text:style-name="T4"/></text:p>
      <text:p text:style-name="P4"><text:soft-page-break/><text:span text:style-name="T6">Covariance</text:span></text:p>
      <text:p text:style-name="P10"><text:span text:style-name="T4">[c [,lagindex]] = xcov(x [,maxlags [,scaling]])</text:span></text:p>
      <text:p text:style-name="P6"><text:span text:style-name="T3">Cross-covariance</text:span></text:p>
      <text:p text:style-name="P10"><text:span text:style-name="T4">[c [,lagindex]] = xcov(x,y [,maxlags [,scaling]])</text:span></text:p>
      <text:p text:style-name="P5"><text:span text:style-name="T7"/></text:p>
      <text:h text:style-name="P13" text:outline-level="3"><text:span text:style-name="Teletype"><text:span text:style-name="T2">Example Usage</text:span></text:span></text:h>
      <text:p text:style-name="P11"><text:span text:style-name="Teletype"><text:span text:style-name="T11">t=linspace(0,100,2000);</text:span></text:span></text:p>
      <text:p text:style-name="P11"><text:span text:style-name="Teletype"><text:span text:style-name="T11">y=0.8*sin(t)+0.8*sin(2*t);</text:span></text:span></text:p>
      <text:p text:style-name="P11"><text:span text:style-name="Teletype"><text:span text:style-name="T11">[c,ind]=xcorr(y,"biased");</text:span></text:span></text:p>
      <text:h text:style-name="P15" text:outline-level="3">Changelog</text:h>
      <text:p text:style-name="P7"><text:tab/><text:span text:style-name="T1">1.0 – Initial revision</text:span></text:p>
      <text:p text:style-name="P3"/>
      <text:h text:style-name="P15" text:outline-level="3">Copyright</text:h>
      <text:p text:style-name="P2"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206</meta:generator>
    <meta:initial-creator>Pierre MARECHAL</meta:initial-creator>
    <meta:creation-date>2008-07-09T13:39:08</meta:creation-date>
    <dc:date>2012-04-25T15:00:52</dc:date>
    <meta:editing-cycles>15</meta:editing-cycles>
    <meta:editing-duration>P1DT9H24M19S</meta:editing-duration>
    <meta:document-statistic meta:table-count="0" meta:image-count="0" meta:object-count="0" meta:page-count="2" meta:paragraph-count="40" meta:word-count="193" meta:character-count="1403" meta:non-whitespace-character-count="1247"/>
    <meta:user-defined meta:name="Info 1"/>
    <meta:user-defined meta:name="Info 2"/>
    <meta:user-defined meta:name="Info 3"/>
    <meta:user-defined meta:name="Info 4"/>
  </office:meta>
</office:document-meta>
</file>